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in" table:align="left"/>
    </style:style>
    <style:style style:name="Table1.A" style:family="table-column">
      <style:table-column-properties style:column-width="1.1486in"/>
    </style:style>
    <style:style style:name="Table1.B" style:family="table-column">
      <style:table-column-properties style:column-width="1.3514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1.0625in"/>
    </style:style>
    <style:style style:name="Table1.F" style:family="table-column">
      <style:table-column-properties style:column-width="1in"/>
    </style:style>
    <style:style style:name="Table1.1" style:family="table-row">
      <style:table-row-properties style:min-row-height="0.625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29f0" style:font-weight-asian="bold"/>
    </style:style>
    <style:style style:name="P3" style:family="paragraph" style:parent-style-name="Standard">
      <style:text-properties fo:font-weight="bold" officeooo:paragraph-rsid="000829f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officeooo:paragraph-rsid="0008299b"/>
    </style:style>
    <style:style style:name="P5" style:family="paragraph" style:parent-style-name="Standard">
      <style:text-properties officeooo:paragraph-rsid="000829f0"/>
    </style:style>
    <style:style style:name="P6" style:family="paragraph" style:parent-style-name="Table_20_Contents">
      <style:text-properties officeooo:paragraph-rsid="00134383"/>
    </style:style>
    <style:style style:name="P7" style:family="paragraph" style:parent-style-name="Table_20_Contents">
      <style:text-properties officeooo:rsid="00134383" officeooo:paragraph-rsid="00134383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able_20_Contents">
      <style:text-properties officeooo:rsid="00134383" officeooo:paragraph-rsid="00134383"/>
    </style:style>
    <style:style style:name="P10" style:family="paragraph" style:parent-style-name="Table_20_Contents">
      <style:text-properties officeooo:paragraph-rsid="00169270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34383" style:font-size-asian="12pt" style:font-size-complex="12pt"/>
    </style:style>
    <style:style style:name="T6" style:family="text">
      <style:text-properties fo:font-size="12pt" officeooo:rsid="00151511" style:font-size-asian="12pt" style:font-size-complex="12pt"/>
    </style:style>
    <style:style style:name="T7" style:family="text">
      <style:text-properties officeooo:rsid="0010d0c6"/>
    </style:style>
    <style:style style:name="T8" style:family="text">
      <style:text-properties officeooo:rsid="00134383"/>
    </style:style>
    <style:style style:name="T9" style:family="text">
      <style:text-properties officeooo:rsid="001391b1"/>
    </style:style>
    <style:style style:name="T10" style:family="text">
      <style:text-properties officeooo:rsid="00169270"/>
    </style:style>
    <style:style style:name="T1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5"><text:span text:style-name="T1">Materia: <text:tab/><text:tab/>T</text:span><text:span text:style-name="T2">erminología Especializada en Documentos de Tecnología e Ingeniería</text:span></text:p>
      <text:p text:style-name="P3">Curso:<text:tab/><text:tab/><text:tab/>IT062<text:span text:style-name="T7">7</text:span></text:p>
      <text:p text:style-name="P5"><text:span text:style-name="T1">Licenciatura: <text:tab/>I</text:span><text:span text:style-name="T2">nterpretación y Traduccíón</text:span></text:p>
      <text:p text:style-name="P2">Horario:<text:tab/><text:tab/>Jueves 16:00 – 19:00</text:p>
      <text:p text:style-name="P2">Grupo:<text:tab/><text:tab/>6A</text:p>
      <text:p text:style-name="P2"/>
      <text:p text:style-name="P4"><text:span text:style-name="Strong_20_Emphasis"><text:span text:style-name="T3">HW_</text:span></text:span><text:span text:style-name="Strong_20_Emphasis"><text:span text:style-name="T5">02.</text:span></text:span><text:span text:style-name="Strong_20_Emphasis"><text:span text:style-name="T6">2</text:span></text:span><text:span text:style-name="Strong_20_Emphasis"><text:span text:style-name="T3"> <text:s/></text:span></text:span><text:span text:style-name="Strong_20_Emphasis"><text:span text:style-name="T6">Engineers/Scientist Problem Solving </text:span></text:span><text:span text:style-name="Strong_20_Emphasis"><text:span text:style-name="T3">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917956">
          <text:section text:style-name="Sect1" text:name="md-content-21649931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column table:style-name="Table1.F"/>
              <table:table-header-rows>
                <table:table-row table:style-name="Table1.1">
                  <table:table-cell table:style-name="Table1.A1" office:value-type="string">
                    <text:p text:style-name="Table_20_Heading"><text:bookmark text:name="**criteria**"/><text:span text:style-name="Strong_20_Emphasis">Criteria</text:span><text:bookmark text:name="**5_points_(excellent)**"/></text:p>
                  </table:table-cell>
                  <table:table-cell table:style-name="Table1.A1" office:value-type="string">
                    <text:p text:style-name="Table_20_Heading"><text:span text:style-name="Strong_20_Emphasis">5 Points (Excellent)</text:span><text:bookmark text:name="**4_points_(very_good)**"/></text:p>
                  </table:table-cell>
                  <table:table-cell table:style-name="Table1.A1" office:value-type="string">
                    <text:p text:style-name="Table_20_Heading"><text:span text:style-name="Strong_20_Emphasis">4 Points (Very Good)</text:span><text:bookmark text:name="**3_points_(satisfactory)**"/></text:p>
                  </table:table-cell>
                  <table:table-cell table:style-name="Table1.A1" office:value-type="string">
                    <text:p text:style-name="Table_20_Heading"><text:span text:style-name="Strong_20_Emphasis">3 Points (Satisfactory)</text:span><text:bookmark text:name="**2_points_(needs_improvement)**"/></text:p>
                  </table:table-cell>
                  <table:table-cell table:style-name="Table1.A1" office:value-type="string">
                    <text:p text:style-name="Table_20_Heading"><text:span text:style-name="Strong_20_Emphasis">2 Points (Needs Improvement)</text:span><text:bookmark text:name="**1_point_(unsatisfactory)**"/></text:p>
                  </table:table-cell>
                  <table:table-cell table:style-name="Table1.A1" office:value-type="string">
                    <text:p text:style-name="Table_20_Heading"><text:span text:style-name="Strong_20_Emphasis">1 Point (Unsatisfactory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Table_20_Contents"><text:span text:style-name="Strong_20_Emphasis">Conceptual Understanding</text:span></text:p>
                </table:table-cell>
                <table:table-cell table:style-name="Table1.A1" office:value-type="string">
                  <text:p text:style-name="Table_20_Contents">Demonstrates profound insight into engineering/scientific problem-solving methodology with comprehensive and nuanced analysis</text:p>
                </table:table-cell>
                <table:table-cell table:style-name="Table1.A1" office:value-type="string">
                  <text:p text:style-name="Table_20_Contents">Shows strong understanding with clear and detailed explanation of problem-solving approach</text:p>
                </table:table-cell>
                <table:table-cell table:style-name="Table1.A1" office:value-type="string">
                  <text:p text:style-name="Table_20_Contents">Provides basic understanding of problem-solving process with moderate depth</text:p>
                </table:table-cell>
                <table:table-cell table:style-name="Table1.A1" office:value-type="string">
                  <text:p text:style-name="Table_20_Contents">Limited understanding with superficial explanation</text:p>
                </table:table-cell>
                <table:table-cell table:style-name="Table1.A1" office:value-type="string">
                  <text:p text:style-name="Table_20_Contents">Minimal or incorrect understanding of problem-solving methodology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<text:span text:style-name="T10">Question Responses (</text:span></text:span><text:span text:style-name="Strong_20_Emphasis">First Step, </text:span><text:span text:style-name="Strong_20_Emphasis"><text:span text:style-name="T10">Worldview, Assumptions, Models)</text:span></text:span></text:p>
                </table:table-cell>
                <table:table-cell table:style-name="Table1.A1" office:value-type="string">
                  <text:p text:style-name="P10">Exceptionally detailed explanation of <text:span text:style-name="T10">i) </text:span>initi<text:span text:style-name="T10">al </text:span>problem-solving steps; <text:span text:style-name="T10">ii) foundational principles; iii) explicit and implicit assumptions; and iv) model utility </text:span>with with critical analysis and theoretical justification</text:p>
                </table:table-cell>
                <table:table-cell table:style-name="Table1.A1" office:value-type="string">
                  <text:p text:style-name="P10">Clear and well-supported description of <text:span text:style-name="T10">i) </text:span>initi<text:span text:style-name="T10">al </text:span>problem-solving steps; <text:span text:style-name="T10">ii) foundational principles; iii) explicit and implicit assumptions; and iv) model utility </text:span></text:p>
                </table:table-cell>
                <table:table-cell table:style-name="Table1.A1" office:value-type="string">
                  <text:p text:style-name="P10">Basic description of <text:span text:style-name="T10">i) </text:span>initi<text:span text:style-name="T10">al </text:span>problem-solving steps; <text:span text:style-name="T10">ii) foundational principles; iii) explicit and implicit assumptions; and iv) model utility </text:span></text:p>
                </table:table-cell>
                <table:table-cell table:style-name="Table1.A1" office:value-type="string">
                  <text:p text:style-name="P10">Vague or incomplete description of <text:span text:style-name="T10">i) </text:span>initi<text:span text:style-name="T10">al </text:span>problem-solving steps; <text:span text:style-name="T10">ii) foundational principles; iii) explicit and implicit assumptions; and iv) model utility </text:span></text:p>
                </table:table-cell>
                <table:table-cell table:style-name="Table1.A1" office:value-type="string">
                  <text:p text:style-name="P10">No coherent explanation of <text:span text:style-name="T10">i) </text:span>initi<text:span text:style-name="T10">al </text:span>problem-solving steps; <text:span text:style-name="T10">ii) foundational principles; iii) explicit and implicit assumptions; and iv) model utility </text:span>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Writing Quality </text:span><text:span text:style-name="Strong_20_Emphasis"><text:span text:style-name="T10">and Organization</text:span></text:span></text:p>
                </table:table-cell>
                <table:table-cell table:style-name="Table1.A1" office:value-type="string">
                  <text:p text:style-name="Table_20_Contents">Exceptional clarity, coherence, and academic writing style with perfect grammar and structure</text:p>
                </table:table-cell>
                <table:table-cell table:style-name="Table1.A1" office:value-type="string">
                  <text:p text:style-name="Table_20_Contents">Very clear, well-organized writing with minimal errors</text:p>
                </table:table-cell>
                <table:table-cell table:style-name="Table1.A1" office:value-type="string">
                  <text:p text:style-name="Table_20_Contents">Acceptable academic writing with some structural issues</text:p>
                </table:table-cell>
                <table:table-cell table:style-name="Table1.A1" office:value-type="string">
                  <text:p text:style-name="Table_20_Contents">Unclear writing with multiple grammatical errors</text:p>
                </table:table-cell>
                <table:table-cell table:style-name="Table1.A1" office:value-type="string">
                  <text:p text:style-name="Table_20_Contents">Poorly written, incoherent text</text:p>
                </table:table-cell>
              </table:table-row>
              <text:soft-page-break/>
              <table:table-row>
                <table:table-cell table:style-name="Table1.A1" office:value-type="string">
                  <text:p text:style-name="Table_20_Contents"><text:span text:style-name="Strong_20_Emphasis">Translation Quality </text:span></text:p>
                </table:table-cell>
                <table:table-cell table:style-name="Table1.A1" office:value-type="string">
                  <text:p text:style-name="Table_20_Contents">Flawless, nuanced translation maintaining original meaning and academic tone</text:p>
                </table:table-cell>
                <table:table-cell table:style-name="Table1.A1" office:value-type="string">
                  <text:p text:style-name="Table_20_Contents">Accurate translation with minor linguistic refinements needed</text:p>
                </table:table-cell>
                <table:table-cell table:style-name="Table1.A1" office:value-type="string">
                  <text:p text:style-name="Table_20_Contents">Comprehensible translation with some linguistic inconsistencies</text:p>
                </table:table-cell>
                <table:table-cell table:style-name="Table1.A1" office:value-type="string">
                  <text:p text:style-name="Table_20_Contents">Partial or awkward translation</text:p>
                </table:table-cell>
                <table:table-cell table:style-name="Table1.A1" office:value-type="string">
                  <text:p text:style-name="Table_20_Contents">Incorrect or incomprehensible translation</text:p>
                </table:table-cell>
              </table:table-row>
              <table:table-row>
                <table:table-cell table:style-name="Table1.A1" office:value-type="string">
                  <text:p text:style-name="Table_20_Contents"><text:span text:style-name="Strong_20_Emphasis">Reference </text:span><text:span text:style-name="Strong_20_Emphasis"><text:span text:style-name="T10">Quality</text:span></text:span></text:p>
                </table:table-cell>
                <table:table-cell table:style-name="Table1.A1" office:value-type="string">
                  <text:p text:style-name="Table_20_Contents">Exceptional use of high-quality, current scholarly sources with sophisticated integration</text:p>
                </table:table-cell>
                <table:table-cell table:style-name="Table1.A1" office:value-type="string">
                  <text:p text:style-name="Table_20_Contents">Strong reference usage with appropriate citations</text:p>
                </table:table-cell>
                <table:table-cell table:style-name="Table1.A1" office:value-type="string">
                  <text:p text:style-name="Table_20_Contents">Adequate reference inclusion with basic citation</text:p>
                </table:table-cell>
                <table:table-cell table:style-name="Table1.A1" office:value-type="string">
                  <text:p text:style-name="Table_20_Contents">Limited or inappropriate reference usage</text:p>
                </table:table-cell>
                <table:table-cell table:style-name="Table1.A1" office:value-type="string">
                  <text:p text:style-name="Table_20_Contents">No credible sources used</text:p>
                </table:table-cell>
              </table:table-row>
            </table:table>
          </text:section>
          <text:p text:style-name="Text_20_body"><text:span text:style-name="Strong_20_Emphasis"/></text:p>
          <text:p text:style-name="Text_20_body"><text:span text:style-name="Strong_20_Emphasis">A</text:span><text:span text:style-name="Strong_20_Emphasis"><text:span text:style-name="T9">ssignment</text:span></text:span></text:p>
          <text:p text:style-name="P8">Investigate the mental process that engineers and scientists use to solve a problem. More specifically, </text:p>
          <text:p text:style-name="P8"><text:tab/>i) Given a design or conceptual problem, what is a first step that engineers and scientists </text:p>
          <text:p text:style-name="P8"><text:tab/>are likely to take? Why?</text:p>
          <text:p text:style-name="P8"><text:tab/></text:p>
          <text:p text:style-name="P8"><text:tab/>ii) What are the accepted foundations for conceptualizing a problem? That is, what is the </text:p>
          <text:p text:style-name="P8"><text:tab/>worldview or the overarching mental model that lies at the very foundation of science and </text:p>
          <text:p text:style-name="P8"><text:tab/>engineering? What are the components of this worldview?</text:p>
          <text:p text:style-name="P8"><text:tab/></text:p>
          <text:p text:style-name="P8"><text:tab/>iii) What ASSUMPTIONS are made, consciously or not, when engineers and scientists begin </text:p>
          <text:p text:style-name="P8"><text:tab/>modeling a problem?</text:p>
          <text:p text:style-name="P8"><text:tab/></text:p>
          <text:p text:style-name="P8"><text:tab/>iv) When are models useful for reaching a solution to a problem? If no solution presents </text:p>
          <text:p text:style-name="P8"><text:tab/>itself what can the engineer or scientist do?</text:p>
          <text:p text:style-name="P8"><text:tab/></text:p>
          <text:p text:style-name="P8">The results of your investigations will be delivered in a one-page+ paper. The original paper is to be written in English and you must provide a Spanish translation. Standard format applies and references must be included.</text:p>
        </text:section>
        <text:p text:style-name="Text_20_body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3T11:27:20.634066845</dc:date>
    <meta:editing-duration>PT39M36S</meta:editing-duration>
    <meta:editing-cycles>21</meta:editing-cycles>
    <meta:generator>LibreOffice/7.3.7.2$Linux_X86_64 LibreOffice_project/30$Build-2</meta:generator>
    <meta:document-statistic meta:table-count="1" meta:image-count="1" meta:object-count="0" meta:page-count="2" meta:paragraph-count="60" meta:word-count="472" meta:character-count="3563" meta:non-whitespace-character-count="3110"/>
  </office:meta>
</office:document-meta>
</file>